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302cm" style:rel-column-width="8874*"/>
    </style:style>
    <style:style style:name="Table1.B" style:family="table-column">
      <style:table-column-properties style:column-width="1.826cm" style:rel-column-width="7038*"/>
    </style:style>
    <style:style style:name="Table1.C" style:family="table-column">
      <style:table-column-properties style:column-width="2.09cm" style:rel-column-width="8058*"/>
    </style:style>
    <style:style style:name="Table1.D" style:family="table-column">
      <style:table-column-properties style:column-width="10.781cm" style:rel-column-width="41565*"/>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4" style:family="table-cell" style:data-style-name="N84">
      <style:table-cell-properties fo:padding="0.097cm" fo:border-left="0.002cm solid #000000" fo:border-right="none" fo:border-top="none" fo:border-bottom="0.002cm solid #000000"/>
    </style:style>
    <style:style style:name="Table1.B4" style:family="table-cell" style:data-style-name="N0">
      <style:table-cell-properties fo:padding="0.097cm" fo:border-left="0.002cm solid #000000" fo:border-right="none" fo:border-top="none" fo:border-bottom="0.002cm solid #000000"/>
    </style:style>
    <style:style style:name="Table3" style:family="table">
      <style:table-properties style:width="16.999cm" table:align="left" style:shadow="none"/>
    </style:style>
    <style:style style:name="Table3.A" style:family="table-column">
      <style:table-column-properties style:column-width="3.387cm"/>
    </style:style>
    <style:style style:name="Table3.B" style:family="table-column">
      <style:table-column-properties style:column-width="2.619cm"/>
    </style:style>
    <style:style style:name="Table3.C" style:family="table-column">
      <style:table-column-properties style:column-width="5.14cm"/>
    </style:style>
    <style:style style:name="Table3.D" style:family="table-column">
      <style:table-column-properties style:column-width="2.879cm"/>
    </style:style>
    <style:style style:name="Table3.E" style:family="table-column">
      <style:table-column-properties style:column-width="2.974cm"/>
    </style:style>
    <style:style style:name="Table3.1" style:family="table-row">
      <style:table-row-properties style:keep-together="false" fo:keep-together="always"/>
    </style:style>
    <style:style style:name="Table3.A1" style:family="table-cell">
      <style:table-cell-properties style:vertical-align="middle" fo:padding="0.106cm" fo:border-left="0.018cm solid #808080" fo:border-right="none" fo:border-top="0.018cm solid #808080" fo:border-bottom="0.018cm solid #808080"/>
    </style:style>
    <style:style style:name="Table3.E1" style:family="table-cell">
      <style:table-cell-properties style:vertical-align="middle" fo:padding="0.106cm" fo:border="0.018cm solid #808080"/>
    </style:style>
    <style:style style:name="Table3.2" style:family="table-row">
      <style:table-row-properties fo:background-color="#00ffff" style:keep-together="false" fo:keep-together="always">
        <style:background-image/>
      </style:table-row-properties>
    </style:style>
    <style:style style:name="Table3.A2" style:family="table-cell">
      <style:table-cell-properties style:vertical-align="middle" fo:padding="0.106cm" fo:border-left="0.018cm solid #808080" fo:border-right="none" fo:border-top="none" fo:border-bottom="0.018cm solid #808080"/>
    </style:style>
    <style:style style:name="Table3.E2" style:family="table-cell">
      <style:table-cell-properties style:vertical-align="middle" fo:padding="0.106cm" fo:border-left="0.018cm solid #808080" fo:border-right="0.018cm solid #808080" fo:border-top="none" fo:border-bottom="0.018cm solid #808080"/>
    </style:style>
    <style:style style:name="P1" style:family="paragraph" style:parent-style-name="Text_20_body">
      <style:paragraph-properties fo:text-align="justify" style:justify-single-word="false"/>
      <style:text-properties fo:language="fr" fo:country="FR"/>
    </style:style>
    <style:style style:name="P2" style:family="paragraph" style:parent-style-name="Text_20_body">
      <style:text-properties fo:language="en" fo:country="GB"/>
    </style:style>
    <style:style style:name="P3" style:family="paragraph" style:parent-style-name="Text_20_body">
      <style:paragraph-properties fo:text-align="justify" style:justify-single-word="false"/>
      <style:text-properties fo:language="en" fo:country="GB"/>
    </style:style>
    <style:style style:name="P4" style:family="paragraph" style:parent-style-name="Standard">
      <style:paragraph-properties fo:text-align="justify" style:justify-single-word="false"/>
      <style:text-properties fo:language="en" fo:country="GB"/>
    </style:style>
    <style:style style:name="P5" style:family="paragraph" style:parent-style-name="Table_20_Contents">
      <style:text-properties fo:language="en" fo:country="GB"/>
    </style:style>
    <style:style style:name="P6" style:family="paragraph" style:parent-style-name="Table_20_Heading">
      <style:text-properties fo:language="en" fo:country="GB"/>
    </style:style>
    <style:style style:name="P7" style:family="paragraph" style:parent-style-name="Code">
      <style:text-properties fo:language="en" fo:country="GB"/>
    </style:style>
    <style:style style:name="P8" style:family="paragraph" style:parent-style-name="Text_20_body">
      <style:text-properties fo:language="fr" fo:country="FR"/>
    </style:style>
    <style:style style:name="P9" style:family="paragraph" style:parent-style-name="Text_20_body" style:list-style-name="L2">
      <style:text-properties fo:language="fr" fo:country="FR"/>
    </style:style>
    <style:style style:name="P10" style:family="paragraph" style:parent-style-name="Text_20_body" style:list-style-name="L3">
      <style:text-properties fo:language="fr" fo:country="FR"/>
    </style:style>
    <style:style style:name="P11" style:family="paragraph" style:parent-style-name="Text_20_body" style:list-style-name="L5">
      <style:text-properties fo:language="fr" fo:country="FR"/>
    </style:style>
    <style:style style:name="P12" style:family="paragraph" style:parent-style-name="Text_20_body">
      <style:text-properties fo:language="en" fo:country="GB"/>
    </style:style>
    <style:style style:name="P13" style:family="paragraph" style:parent-style-name="Text_20_body" style:list-style-name="L6">
      <style:text-properties fo:language="en" fo:country="GB"/>
    </style:style>
    <style:style style:name="P14" style:family="paragraph" style:parent-style-name="Text_20_body" style:list-style-name="L7">
      <style:text-properties fo:language="en" fo:country="GB"/>
    </style:style>
    <style:style style:name="P15" style:family="paragraph" style:parent-style-name="Text_20_body" style:list-style-name="L8">
      <style:text-properties fo:language="en" fo:country="GB"/>
    </style:style>
    <style:style style:name="P16" style:family="paragraph" style:parent-style-name="Text_20_body" style:list-style-name="L9">
      <style:text-properties fo:language="en" fo:country="GB"/>
    </style:style>
    <style:style style:name="P17" style:family="paragraph" style:parent-style-name="Text_20_body" style:list-style-name="L14">
      <style:text-properties fo:language="en" fo:country="GB"/>
    </style:style>
    <style:style style:name="P18" style:family="paragraph" style:parent-style-name="Text_20_body">
      <style:paragraph-properties fo:text-align="justify" style:justify-single-word="false"/>
      <style:text-properties fo:language="en" fo:country="GB"/>
    </style:style>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16">
      <style:paragraph-properties fo:margin-top="0cm" fo:margin-bottom="0cm"/>
    </style:style>
    <style:style style:name="P26" style:family="paragraph" style:parent-style-name="Standard">
      <style:text-properties fo:language="en" fo:country="GB"/>
    </style:style>
    <style:style style:name="P27" style:family="paragraph" style:parent-style-name="Standard">
      <style:paragraph-properties fo:text-align="center" style:justify-single-word="false" fo:background-color="#ccffff" fo:padding="0.049cm" fo:border="0.018cm solid #000000" style:shadow="none">
        <style:background-image/>
      </style:paragraph-properties>
      <style:text-properties style:font-name="Arial" fo:font-size="24pt" fo:language="en" fo:country="GB" fo:font-weight="bold" style:font-size-asian="24pt" style:font-weight-asian="bold" style:font-size-complex="24pt" style:font-weight-complex="bold"/>
    </style:style>
    <style:style style:name="P28" style:family="paragraph" style:parent-style-name="Code">
      <style:text-properties fo:language="en" fo:country="GB"/>
    </style:style>
    <style:style style:name="P29" style:family="paragraph" style:parent-style-name="Code">
      <style:text-properties fo:language="en" fo:country="GB" fo:font-weight="bold" style:font-weight-asian="bold" style:font-weight-complex="bold"/>
    </style:style>
    <style:style style:name="P30" style:family="paragraph" style:parent-style-name="Code" style:master-page-name="">
      <style:paragraph-properties style:page-number="auto"/>
      <style:text-properties fo:language="en" fo:country="GB"/>
    </style:style>
    <style:style style:name="P31" style:family="paragraph" style:parent-style-name="Heading_20_1" style:list-style-name="L1">
      <style:text-properties fo:language="en" fo:country="GB"/>
    </style:style>
    <style:style style:name="P32" style:family="paragraph" style:parent-style-name="Heading_20_1" style:list-style-name="L1" style:master-page-name="">
      <style:paragraph-properties style:page-number="auto" fo:break-before="page"/>
      <style:text-properties fo:language="en" fo:country="GB"/>
    </style:style>
    <style:style style:name="P33" style:family="paragraph" style:parent-style-name="Heading_20_1" style:list-style-name="L1" style:master-page-name="">
      <style:paragraph-properties style:page-number="auto" fo:break-before="page" style:shadow="none"/>
      <style:text-properties fo:language="en" fo:country="GB"/>
    </style:style>
    <style:style style:name="P34" style:family="paragraph" style:parent-style-name="Heading_20_2" style:list-style-name="L1">
      <style:text-properties fo:language="en" fo:country="GB"/>
    </style:style>
    <style:style style:name="P35" style:family="paragraph" style:parent-style-name="Heading_20_3" style:list-style-name="L1">
      <style:text-properties fo:language="en" fo:country="GB"/>
    </style:style>
    <style:style style:name="P36" style:family="paragraph" style:parent-style-name="Heading_20_3" style:list-style-name="L4">
      <style:text-properties fo:language="en" fo:country="GB"/>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Table_20_Contents">
      <style:text-properties fo:font-size="9pt" fo:font-weight="bold" style:font-size-asian="9pt" style:font-size-complex="9pt"/>
    </style:style>
    <style:style style:name="P41" style:family="paragraph" style:parent-style-name="Table_20_Contents">
      <style:text-properties fo:font-size="9pt" style:font-size-asian="9pt" style:font-size-complex="9pt"/>
    </style:style>
    <style:style style:name="P42" style:family="paragraph" style:parent-style-name="Table_20_Contents">
      <style:text-properties fo:language="en" fo:country="GB"/>
    </style:style>
    <style:style style:name="P43" style:family="paragraph" style:parent-style-name="Table_20_Heading">
      <style:text-properties fo:font-size="9pt" style:font-size-asian="9pt" style:font-size-complex="9pt"/>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fr" fo:country="FR"/>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style:font-name="Courier New" fo:font-weight="bold" style:font-weight-asian="bold" style:font-weight-complex="bold"/>
    </style:style>
    <style:style style:name="T5" style:family="text">
      <style:text-properties fo:background-color="transparent"/>
    </style:style>
    <style:style style:name="T6" style:family="text">
      <style:text-properties fo:language="en" fo:country="GB"/>
    </style:style>
    <style:style style:name="T7" style:family="text">
      <style:text-properties fo:language="en" fo:country="GB"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cumentation for ExeFilter version 1.1.2</text:p>
      <text:list xml:id="list27326254" text:style-name="L1">
        <text:list-item>
          <text:h text:style-name="P31" text:outline-level="1">Foreword</text:h>
        </text:list-item>
      </text:list>
      <text:p text:style-name="P3">ExeFilter is a content analysis tool and framework which is designed to filter files and e-mails, in order to only accept controlled, static and harmless contents. The main goal is to improve protection of sensitive information systems by enforcing a strict policy based on a white list of file formats. It also provides filtering features to detect or remove all active content in files (binary executable files, scripts, macros, embedded objects, exploit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text:s/>1 Foreword<text:tab/>1</text:p>
          <text:p text:style-name="P37"><text:s/>2 License<text:tab/>2</text:p>
          <text:p text:style-name="P37"><text:s/>3 Download<text:tab/>3</text:p>
          <text:p text:style-name="P38"><text:s/>3.1 Prerequisites<text:tab/>3</text:p>
          <text:p text:style-name="P39"><text:s/>3.1.1 Operating system<text:tab/>3</text:p>
          <text:p text:style-name="P39"><text:s/>3.1.2 <text:s/>Python interpreter<text:tab/>3</text:p>
          <text:p text:style-name="P39"><text:s/>3.1.3 Python Win32 Extensions (pywin32)<text:tab/>3</text:p>
          <text:p text:style-name="P38"><text:s/>3.2 ExeFilter<text:tab/>3</text:p>
          <text:p text:style-name="P38"><text:s/>3.3 Additional tools<text:tab/>3</text:p>
          <text:p text:style-name="P39"><text:s/>3.3.1 Ruby<text:tab/>3</text:p>
          <text:p text:style-name="P39"><text:s/>3.3.2 ClamAV Antivirus and PyClamd<text:tab/>3</text:p>
          <text:p text:style-name="P39"><text:s/>1.1.1 F-Prot Antivirus <text:tab/>3</text:p>
          <text:p text:style-name="P37"><text:s/>4 Installation<text:tab/>4</text:p>
          <text:p text:style-name="P38"><text:s/>4.1 First use<text:tab/>4</text:p>
          <text:p text:style-name="P38"><text:s/>4.2 Unicode support - Default encoding issues<text:tab/>4</text:p>
          <text:p text:style-name="P37"><text:s/>5 Usage<text:tab/>5</text:p>
          <text:p text:style-name="P38"><text:s/>5.1 Using ExeFilter as a command-line tool<text:tab/>5</text:p>
          <text:p text:style-name="P39"><text:s/>5.1.1 A quick demo with sample files<text:tab/>5</text:p>
          <text:p text:style-name="P39"><text:s/>5.1.2 Logs<text:tab/>5</text:p>
          <text:p text:style-name="P39"><text:s/>5.1.3 Reports<text:tab/>5</text:p>
          <text:p text:style-name="P39"><text:s/>5.1.4 Archive<text:tab/>5</text:p>
          <text:p text:style-name="P38"><text:s/>5.2 Using ExeFilter into Python applications<text:tab/>6</text:p>
          <text:p text:style-name="P37"><text:s/>6 Configuration and Policy<text:tab/>7</text:p>
          <text:p text:style-name="P38"><text:s/>6.1 How to create a new configuration file<text:tab/>7</text:p>
          <text:p text:style-name="P38"><text:s/>6.2 How to use a configuration file<text:tab/>7</text:p>
          <text:p text:style-name="P38"><text:s/>6.3 Available parameters<text:tab/>7</text:p>
          <text:p text:style-name="P37"><text:s/>7 How to contribute to the ExeFilter project<text:tab/>13</text:p>
          <text:p text:style-name="P38"><text:s/>7.1 Contact<text:tab/>13</text:p>
          <text:p text:style-name="P38"><text:s/>7.2 Report bugs<text:tab/>13</text:p>
          <text:p text:style-name="P38"><text:s/>7.3 Report a vulnerability<text:tab/>13</text:p>
          <text:p text:style-name="P38"><text:s/>7.4 Test various environments<text:tab/>13</text:p>
          <text:p text:style-name="P38"><text:s/>7.5 Create new filters<text:tab/>13</text:p>
          <text:p text:style-name="P38"><text:s/>7.6 Participate in the project development<text:tab/>14</text:p>
          <text:p text:style-name="P38"><text:s/>7.7 Improve documentation<text:tab/>14</text:p>
          <text:p text:style-name="P37"><text:s/>8 References<text:tab/>15</text:p>
          <text:p text:style-name="P37"><text:s/>9 Changelog<text:tab/>16</text:p>
        </text:index-body>
      </text:table-of-content>
      <text:p text:style-name="P26"/>
      <text:list xml:id="list36380922" text:continue-numbering="true" text:style-name="L1">
        <text:list-item>
          <text:h text:style-name="P32" text:outline-level="1">License</text:h>
        </text:list-item>
      </text:list>
      <text:p text:style-name="P2">ExeFilter is released as open-source software under the CeCILL v2 license:</text:p>
      <text:p text:style-name="P2"/>
      <text:p text:style-name="P2">ExeFilter is a software to filter files, e-mails or web pages, in order to remove any active content and protect sensitive systems. </text:p>
      <text:p text:style-name="P2">Copyright DGA/CELAR 2004-2008</text:p>
      <text:p text:style-name="P2">Copyright NATO/NC3A 2008-2009 (PL changes after v1.1.0)</text:p>
      <text:p text:style-name="P2">Authors:</text:p>
      <text:p text:style-name="P2">- Philippe Lagadec (PL) - philippe.lagadec(a)laposte.net</text:p>
      <text:p text:style-name="P2">- Arnaud Kerréneur (AK) - arnaud.kerreneur(a)dga.defense.gouv.fr</text:p>
      <text:p text:style-name="P2">- Tanguy Vinceleux (TV) - tanguy.vinceleux(a)dga.defense.gouv.fr</text:p>
      <text:p text:style-name="P3"/>
      <text:p text:style-name="P1"><text:span text:style-name="T6">This software is governed by the CeCILL license under French law and abiding by the rules of distribution of free software. <text:s/>You can <text:s/>use, modify and/ or redistribute the software under the terms of the CeCILL license as circulated by CEA, CNRS and INRIA at the following URL "</text:span><text:a xlink:type="simple" xlink:href="http://www.cecill.info/"><text:span text:style-name="T6">http://www.cecill.info</text:span></text:a><text:span text:style-name="T6">". A copy of this licence is also provided in the attached files </text:span><text:a xlink:type="simple" xlink:href="../../ExeFilter_NG/doc_perso/Licence_CeCILL_V2-fr.html"><text:span text:style-name="T6">Licence_CeCILL_V2-fr.html</text:span></text:a><text:span text:style-name="T6"> et </text:span><text:a xlink:type="simple" xlink:href="../../ExeFilter_NG/doc_perso/Licence_CeCILL_V2-en.html"><text:span text:style-name="T6">Licence_CeCILL_V2-en.html</text:span></text:a><text:span text:style-name="T6">.</text:span></text:p>
      <text:p text:style-name="P3">As a counterpart to the access to the source code and <text:s/>rights to copy, modify and redistribute granted by the license, users are provided only with a limited warranty <text:s/>and the software's author, <text:s/>the holder of the economic rights, <text:s/>and the successive licensors <text:s/>have only <text:s/>limited liability. </text:p>
      <text:p text:style-name="P3">In this respect, the user's attention is drawn to the risks associated with loading, <text:s/>using, <text:s/>modifying and/or developing or reproducing the software by the user in light of its specific status of free software, that may mean <text:s/>that it is complicated to manipulate, <text:s/>and <text:s/>that <text:s/>also therefore means <text:s/>that it is reserved for developers <text:s/>and <text:s/>experienced professionals having in-depth computer knowledge. Users are therefore encouraged to load and test the software's suitability as regards their requirements in conditions enabling the security of their systems and/or data to be ensured and, <text:s/>more generally, to use and operate it in the same conditions as regards security. </text:p>
      <text:p text:style-name="P3"/>
      <text:p text:style-name="P3">The fact that you are presently reading this means that you have had knowledge of the CeCILL license and that you accept its terms.</text:p>
      <text:p text:style-name="P3"/>
      <text:list xml:id="list36364423" text:continue-numbering="true" text:style-name="L1">
        <text:list-item>
          <text:h text:style-name="P32" text:outline-level="1">Download</text:h>
        </text:list-item>
      </text:list>
      <text:p text:style-name="P2">Here are the required files to install and use ExeFilter.</text:p>
      <text:list xml:id="list36376846" text:continue-numbering="true" text:style-name="L1">
        <text:list-item>
          <text:list>
            <text:list-item>
              <text:h text:style-name="P34" text:outline-level="2">Prerequisites</text:h>
              <text:list>
                <text:list-item>
                  <text:h text:style-name="P35" text:outline-level="3">Operating system</text:h>
                </text:list-item>
              </text:list>
            </text:list-item>
          </text:list>
        </text:list-item>
      </text:list>
      <text:p text:style-name="P3">ExeFilter has been initially developed on Windows. It is also compatible with other systems such as Linux and MacOSX. However some features are not available or equivalent on all systems yet.</text:p>
      <text:list xml:id="list36370148" text:continue-numbering="true" text:style-name="L1">
        <text:list-item>
          <text:list>
            <text:list-item>
              <text:list>
                <text:list-item>
                  <text:h text:style-name="P35" text:outline-level="3"><text:s/>Python interpreter</text:h>
                </text:list-item>
              </text:list>
            </text:list-item>
          </text:list>
        </text:list-item>
      </text:list>
      <text:p text:style-name="P2">A recent Python interpreter is necessary: <text:span text:style-name="T2">Python version 2.6 or 2.5 are recommended</text:span>. Python version 3.x is not supported yet, because it brings significant changes in the language.</text:p>
      <text:list xml:id="list27317466" text:style-name="L2">
        <text:list-item>
          <text:p text:style-name="P9"><text:span text:style-name="T6">For most systems, Python is available on <text:s/></text:span><text:a xlink:type="simple" xlink:href="http://www.python.org/"><text:span text:style-name="T6">http://www.python.org</text:span></text:a><text:span text:style-name="T6"> </text:span></text:p>
        </text:list-item>
        <text:list-item>
          <text:p text:style-name="P9"><text:span text:style-name="T6">For Windows, there is also an alternative version ActivePython which includes a few additional modules such as pywin32: </text:span><text:a xlink:type="simple" xlink:href="http://www.activestate.com/Products/activepython"><text:span text:style-name="T6">http://www.activestate.com/Products/activepython</text:span></text:a><text:span text:style-name="T6"> </text:span></text:p>
        </text:list-item>
      </text:list>
      <text:list xml:id="list36360275" text:continue-list="list36370148" text:style-name="L1">
        <text:list-item>
          <text:list>
            <text:list-item>
              <text:list>
                <text:list-item>
                  <text:h text:style-name="P35" text:outline-level="3">Python Win32 Extensions (pywin32)</text:h>
                </text:list-item>
              </text:list>
            </text:list-item>
          </text:list>
        </text:list-item>
      </text:list>
      <text:p text:style-name="Text_20_body"><text:span text:style-name="T6">On Windows, the pywin32 module is required: </text:span><text:a xlink:type="simple" xlink:href="http://sourceforge.net/projects/pywin32/"><text:span text:style-name="T6">http://sourceforge.net/projects/pywin32/</text:span></text:a><text:span text:style-name="T6"> </text:span></text:p>
      <text:list xml:id="list36376487" text:continue-numbering="true" text:style-name="L1">
        <text:list-item>
          <text:list>
            <text:list-item>
              <text:h text:style-name="P34" text:outline-level="2">ExeFilter</text:h>
            </text:list-item>
          </text:list>
        </text:list-item>
      </text:list>
      <text:p text:style-name="P8"><text:span text:style-name="T6">The official website of the ExeFilter project is </text:span><text:a xlink:type="simple" xlink:href="http://www.decalage.info/exefilter"><text:span text:style-name="T6">http://www.decalage.info/exefilter</text:span></text:a><text:span text:style-name="T6">.</text:span></text:p>
      <text:list xml:id="list36366721" text:continue-numbering="true" text:style-name="L1">
        <text:list-item>
          <text:list>
            <text:list-item>
              <text:h text:style-name="P34" text:outline-level="2">Additional tools</text:h>
            </text:list-item>
          </text:list>
        </text:list-item>
      </text:list>
      <text:p text:style-name="P2">ExeFilter features may be extended by installing and configuring additional tools:</text:p>
      <text:list xml:id="list36365416" text:continue-numbering="true" text:style-name="L1">
        <text:list-item>
          <text:list>
            <text:list-item>
              <text:list>
                <text:list-item>
                  <text:h text:style-name="P35" text:outline-level="3">Ruby</text:h>
                </text:list-item>
              </text:list>
            </text:list-item>
          </text:list>
        </text:list-item>
      </text:list>
      <text:p text:style-name="P2">The Ruby interpreter is required when using some optional features such as the Origami engine in the PDF filter. <text:span text:style-name="T2">Ruby 1.8.x</text:span> is recommended: <text:a xlink:type="simple" xlink:href="http://www.ruby-lang.org/en/downloads/">http://www.ruby-lang.org/en/downloads/</text:a> </text:p>
      <text:list xml:id="list36383358" text:continue-numbering="true" text:style-name="L1">
        <text:list-item>
          <text:list>
            <text:list-item>
              <text:list>
                <text:list-item>
                  <text:h text:style-name="P35" text:outline-level="3">ClamAV Antivirus and PyClamd</text:h>
                </text:list-item>
              </text:list>
            </text:list-item>
          </text:list>
        </text:list-item>
      </text:list>
      <text:p text:style-name="P2">ExeFilter may use the ClamAV antivirus to scan all files. For this ClamAV must be installed and configured in “daemon” mode (clamd), and then the PyClamd module must be installed:</text:p>
      <text:list xml:id="list27321708" text:style-name="L3">
        <text:list-item>
          <text:p text:style-name="P10"><text:span text:style-name="T6">ClamAV: </text:span><text:a xlink:type="simple" xlink:href="http://www.clamav.net/"><text:span text:style-name="T6">http://www.clamav.net/</text:span></text:a></text:p>
        </text:list-item>
        <text:list-item>
          <text:p text:style-name="P10"><text:span text:style-name="T6">PyClamd: </text:span><text:a xlink:type="simple" xlink:href="http://www.decalage.info/python/pyclamd"><text:span text:style-name="T6">http://www.decalage.info/python/pyclamd</text:span></text:a><text:span text:style-name="T6"> (This page also provides a few instructions to configure clamd on Windows)</text:span></text:p>
        </text:list-item>
      </text:list>
      <text:list xml:id="list27304771" text:style-name="L4">
        <text:list-item>
          <text:list>
            <text:list-item>
              <text:list>
                <text:list-item>
                  <text:h text:style-name="P36" text:outline-level="3">F-Prot Antivirus </text:h>
                </text:list-item>
              </text:list>
            </text:list-item>
          </text:list>
        </text:list-item>
      </text:list>
      <text:p text:style-name="P2">F-Prot antivirus may be used to scan files, and it can also be used to improve VBA macros removal from MS Office documents. Currently ExeFilter only supports F-Prot v3 and v6 on Windows to scan files, and F-Prot v3 to remove macros.</text:p>
      <text:list xml:id="list27301528" text:style-name="L5">
        <text:list-item>
          <text:p text:style-name="P11"><text:a xlink:type="simple" xlink:href="http://www.f-prot.com/"><text:span text:style-name="T6">http://www.f-prot.com/</text:span></text:a><text:span text:style-name="T6"> </text:span></text:p>
        </text:list-item>
      </text:list>
      <text:list xml:id="list36373318" text:continue-list="list36383358" text:style-name="L1">
        <text:list-item>
          <text:h text:style-name="P32" text:outline-level="1">Installation</text:h>
        </text:list-item>
      </text:list>
      <text:p text:style-name="P2">ExeFilter is provided as a Zip archive, which must simply be extracted in a directory.</text:p>
      <text:p text:style-name="P2"><office:annotation><dc:creator>Philippe Lagadec</dc:creator><dc:date>2009-11-02T08:48:36.18</dc:date><text:p text:style-name="P44"><text:span text:style-name="T9">Replace by setup.py install / install.bat</text:span></text:p></office:annotation>If ExeFilter is to be imported as a module in other Python scripts, it is useful to store its directory in the “site-packages” folder of the Python interpreter. Here are a few typical locations for that folder:</text:p>
      <text:list xml:id="list27296706" text:style-name="L6">
        <text:list-item>
          <text:p text:style-name="P13">On Windows: c:\Python25\Lib\site-packages</text:p>
        </text:list-item>
        <text:list-item>
          <text:p text:style-name="P13">On Linux: /usr/lib/python2.5/site-packages</text:p>
        </text:list-item>
        <text:list-item>
          <text:p text:style-name="P13">On MacOSX: <text:span text:style-name="T5">/Library/Python/2.5/site-packages </text:span></text:p>
        </text:list-item>
      </text:list>
      <text:p text:style-name="P2"><text:span text:style-name="T3">Important note</text:span><text:span text:style-name="T5">: as of version 1.1.2, using “setup.py install” to install ExeFilter in the site-packages directory is not yet supported.</text:span></text:p>
      <text:list xml:id="list36358536" text:continue-list="list36373318" text:style-name="L1">
        <text:list-item>
          <text:list>
            <text:list-item>
              <text:h text:style-name="P34" text:outline-level="2">First use</text:h>
            </text:list-item>
          </text:list>
        </text:list-item>
      </text:list>
      <text:p text:style-name="P2">To test ExeFilter, open a shell (on Unix) or a CMD.exe window (on Windows), and simply launch the script without any argument to display the banner and list available options:</text:p>
      <text:list xml:id="list27311548" text:style-name="L7">
        <text:list-item>
          <text:p text:style-name="P14">On Windows: <text:span text:style-name="T4">ExeFilter.py</text:span></text:p>
        </text:list-item>
        <text:list-item>
          <text:p text:style-name="P14">On Unix: <text:span text:style-name="T4">python ExeFilter.py</text:span></text:p>
        </text:list-item>
      </text:list>
      <text:list xml:id="list36360177" text:continue-list="list36358536" text:style-name="L1">
        <text:list-item>
          <text:list>
            <text:list-item>
              <text:h text:style-name="P34" text:outline-level="2">Unicode support - Default encoding issues</text:h>
            </text:list-item>
          </text:list>
        </text:list-item>
      </text:list>
      <text:p text:style-name="P2">To avoid potential runtime errors due to Unicode and encodings, it may be useful to create or update a file named <text:span text:style-name="T2">sitecustomize.py</text:span> in the site-packages folder with the following lines in order to set the default encoding:</text:p>
      <text:p text:style-name="P7">import sys</text:p>
      <text:p text:style-name="P7">sys.setdefaultencoding('latin_1')</text:p>
      <text:p text:style-name="P3">As of version 1.1.2, ExeFilter uses a known “hack” to change the default encoding at runtime, so that you do not have to create the sitecustomize.py file.</text:p>
      <text:p text:style-name="P3">Note: In the current ExeFilter version, the support for Unicode filenames only works on Windows. Significant changes will be necessary in future versions to fix it on other platforms.</text:p>
      <text:p text:style-name="P4"/>
      <text:list xml:id="list36376667" text:continue-numbering="true" text:style-name="L1">
        <text:list-item>
          <text:h text:style-name="P32" text:outline-level="1">Usage</text:h>
        </text:list-item>
      </text:list>
      <text:p text:style-name="P2">ExeFilter may be used in two ways:</text:p>
      <text:list xml:id="list27313823" text:style-name="L8">
        <text:list-item>
          <text:p text:style-name="P15">As a tool from the command line (shell).</text:p>
        </text:list-item>
        <text:list-item>
          <text:p text:style-name="P15">As a Python package imported into another Python application.</text:p>
        </text:list-item>
      </text:list>
      <text:list xml:id="list36370079" text:continue-list="list36376667" text:style-name="L1">
        <text:list-item>
          <text:list>
            <text:list-item>
              <text:h text:style-name="P34" text:outline-level="2">Using ExeFilter as a command-line tool</text:h>
            </text:list-item>
          </text:list>
        </text:list-item>
      </text:list>
      <text:p text:style-name="P2">Launched as a script from a shell, ExeFilter analyzes and filters a group of files and/or directories and stores the result in a destination directory. Source files and/or directories are specified as arguments (separated by spaces) on the command line, and destination is set using the “-d”option:</text:p>
      <text:p text:style-name="P7"><text:span text:style-name="T2">ExeFilter.py</text:span> &lt;sources&gt; <text:span text:style-name="T2">-d</text:span> &lt;destination&gt;</text:p>
      <text:p text:style-name="P2">For example, in order to analyze all files from a CDROM or a USB stick on drive D: (on Windows) and copy a sanitized version in the directory C:\import, use the following command:</text:p>
      <text:p text:style-name="Code"><text:span text:style-name="T2">ExeFilter.py</text:span> D:\ <text:span text:style-name="T2">-d</text:span> C:\import</text:p>
      <text:p text:style-name="P2">Here is another example with several sources:</text:p>
      <text:p text:style-name="P7"><text:span text:style-name="T2">ExeFilter.py</text:span> D:\exefilter\incoming F:\download\test.zip <text:span text:style-name="T2">-d</text:span> D:\exefilter\result</text:p>
      <text:list xml:id="list36382218" text:continue-numbering="true" text:style-name="L1">
        <text:list-item>
          <text:list>
            <text:list-item>
              <text:list>
                <text:list-item>
                  <text:h text:style-name="P35" text:outline-level="3">A quick demo with sample files</text:h>
                </text:list-item>
              </text:list>
            </text:list-item>
          </text:list>
        </text:list-item>
      </text:list>
      <text:p text:style-name="Text_20_body">ExeFilter is provided with a few sample files located in the demo_files folder.</text:p>
      <text:list xml:id="list30610014" text:style-name="L16">
        <text:list-item>
          <text:p text:style-name="P25">Open each file in the <text:span text:style-name="Strong_20_Emphasis">demo_files </text:span>folder, to look at active content (javascript, macros, embedded files, etc). Note: Some samples only work on Windows. </text:p>
        </text:list-item>
        <text:list-item>
          <text:p text:style-name="P25">On Windows: simply run <text:span text:style-name="Strong_20_Emphasis">DEMO.bat</text:span>, or type: <text:span text:style-name="Strong_20_Emphasis">ExeFilter.py demo_files -d demo_output</text:span> </text:p>
        </text:list-item>
        <text:list-item>
          <text:p text:style-name="P25">On Unix/Linux/MacOSX: <text:span text:style-name="Strong_20_Emphasis">python ExeFilter.py demo_files -d demo_output</text:span> </text:p>
        </text:list-item>
        <text:list-item>
          <text:p text:style-name="P20">Then open each file in <text:span text:style-name="Strong_20_Emphasis">demo_output</text:span>, and compare results. </text:p>
        </text:list-item>
      </text:list>
      <text:list xml:id="list36382490" text:continue-list="list36382218" text:style-name="L1">
        <text:list-item>
          <text:list>
            <text:list-item>
              <text:list>
                <text:list-item>
                  <text:h text:style-name="P35" text:outline-level="3">Logs</text:h>
                </text:list-item>
              </text:list>
            </text:list-item>
          </text:list>
        </text:list-item>
      </text:list>
      <text:p text:style-name="P2">By default ExeFilter creates two log files in the subdirectory “log\journaux” each time it is launched:</text:p>
      <text:list xml:id="list27301367" text:style-name="L9">
        <text:list-item>
          <text:p text:style-name="P16">A security log which contains a summary of analyzed files.</text:p>
        </text:list-item>
        <text:list-item>
          <text:p text:style-name="P16">A debug log which stores more technical details (useful in case of errors).</text:p>
        </text:list-item>
      </text:list>
      <text:list xml:id="list36377636" text:continue-list="list36382490" text:style-name="L1">
        <text:list-item>
          <text:list>
            <text:list-item>
              <text:list>
                <text:list-item>
                  <text:h text:style-name="P35" text:outline-level="3">Reports</text:h>
                </text:list-item>
              </text:list>
            </text:list-item>
          </text:list>
        </text:list-item>
      </text:list>
      <text:p text:style-name="P2">By default ExeFilter creates two report files in the subdirectory “log\rapports” which may be useful for the end user to see which files were accepted, cleaned or blocked. Both reports contain the same information, one is HTML and the other is XML.</text:p>
      <text:p text:style-name="P2">The HTML report is automatically opened in the default web browser after analysis. This action will be optional in future versions.</text:p>
      <text:list xml:id="list36364742" text:continue-numbering="true" text:style-name="L1">
        <text:list-item>
          <text:list>
            <text:list-item>
              <text:list>
                <text:list-item>
                  <text:h text:style-name="P35" text:outline-level="3">Archive</text:h>
                </text:list-item>
              </text:list>
            </text:list-item>
          </text:list>
        </text:list-item>
      </text:list>
      <text:p text:style-name="P2">ExeFilter may store a copy of each filtered file in an archive directory named “archivage”. As of version 1.1.2 this option is disabled by default, and may be enabled in the configuration file.</text:p>
      <text:list xml:id="list36358735" text:continue-numbering="true" text:style-name="L1">
        <text:list-item>
          <text:list>
            <text:list-item>
              <text:h text:style-name="P34" text:outline-level="2"><text:soft-page-break/>Using ExeFilter into Python applications</text:h>
            </text:list-item>
          </text:list>
        </text:list-item>
      </text:list>
      <text:p text:style-name="P2">ExeFilter may be used as a Python package into other applications. It is then possible to use its filtering engine to analyze any protocol involving files or similar content, such as HTTP, SMTP, POP3 or FTP. The current limitation is that ExeFilter can only analyze files stored on disk and not directly in memory yet.</text:p>
      <text:p text:style-name="P2">To use ExeFilter as a package, the main function is “transfert()” in the module ExeFilter.py. See the source code for a detailed description of all its parameters.</text:p>
      <text:p text:style-name="P2">Here is a minimal script which sanitizes the provided demo files as shown in the previous paragraphs:</text:p>
      <text:p text:style-name="P30"># import the necessary modules:</text:p>
      <text:p text:style-name="P29">import ExeFilter</text:p>
      <text:p text:style-name="P7"/>
      <text:p text:style-name="P7"># call transfert() to analyze and sanitize source dir according to the default policy:</text:p>
      <text:p text:style-name="P7"># (note that source is a list, while destination is a single string)</text:p>
      <text:p text:style-name="P29">ExeFilter.transfert(['demo_files'], 'demo_output')</text:p>
      <text:p text:style-name="P2"/>
      <text:p text:style-name="P2">Here is another sample script showing how to call ExeFilter with several sources and a custom policy described in a configuration file:</text:p>
      <text:p text:style-name="P30"># import the necessary modules:</text:p>
      <text:p text:style-name="P29">import ExeFilter, Politique</text:p>
      <text:p text:style-name="P7"/>
      <text:p text:style-name="P7"># First, create a default policy object:</text:p>
      <text:p text:style-name="P29">pol = Politique.Politique()</text:p>
      <text:p text:style-name="P7"># The policy may then be read from a config file (optional):</text:p>
      <text:p text:style-name="P29">pol.lire_config('exefilter.cfg')</text:p>
      <text:p text:style-name="P7"/>
      <text:p text:style-name="P7"># list of directories and files to be analyzed:</text:p>
      <text:p text:style-name="P29">sources = ['D:\\exefilter\\depot', 'F:\\download\\test.zip'] </text:p>
      <text:p text:style-name="P7"/>
      <text:p text:style-name="P7"># destination directory:</text:p>
      <text:p text:style-name="P29">dest = 'D:\\exefilter\\result' </text:p>
      <text:p text:style-name="P7"/>
      <text:p text:style-name="P7"># call transfert() to analyze and sanitize source files according to policy:</text:p>
      <text:p text:style-name="P29">ExeFilter.transfert(sources, dest, pol=pol)</text:p>
      <text:list xml:id="list36384086" text:continue-numbering="true" text:style-name="L1">
        <text:list-item>
          <text:h text:style-name="P33" text:outline-level="1">Configuration and Policy</text:h>
        </text:list-item>
      </text:list>
      <text:p text:style-name="P2">ExeFilter is provided with a default configuration which makes it possible to quickly test the tool. However, it is possible (and recommended) to adapt that configuration to specific needs.</text:p>
      <text:p text:style-name="P2">ExeFilter's configuration is made of two parts: global parameters for the software, and the filtering policy.</text:p>
      <text:list xml:id="list31535938" text:style-name="L17">
        <text:list-item>
          <text:p text:style-name="P21"><text:span text:style-name="T7">Parameters</text:span><text:span text:style-name="T6">: general configuration for the software (paths for reports and logs, antivirus engines, etc)</text:span></text:p>
        </text:list-item>
        <text:list-item>
          <text:p text:style-name="P21"><text:span text:style-name="T7">Policy</text:span><text:span text:style-name="T6">: allowed file formats, and specific options for each format.</text:span></text:p>
        </text:list-item>
      </text:list>
      <text:p text:style-name="P2">These two parts may be provided in a single configuration file (using the standard <text:a xlink:type="simple" xlink:href="http://en.wikipedia.org/wiki/INI_file">INI format</text:a>), or in two separate files. </text:p>
      <text:list xml:id="list36354957" text:continue-list="list36384086" text:style-name="L1">
        <text:list-item>
          <text:list>
            <text:list-item>
              <text:h text:style-name="P34" text:outline-level="2">How to create a new configuration file</text:h>
            </text:list-item>
          </text:list>
        </text:list-item>
      </text:list>
      <text:p text:style-name="P2">ExeFilter provides a command-line option “-n” to create a new configuration file with all available parameters and their default values:</text:p>
      <text:p text:style-name="P7"><text:span text:style-name="T2">ExeFilter.py -n </text:span><text:span text:style-name="T8">&lt;</text:span>default_config.cfg&gt;</text:p>
      <text:p text:style-name="P2">The created file contains both global parameters and the filtering policy. Section “[ExeFilter]” contains global parameters, while each section “[Filtre_xxx]” contains specific options for the corresponding file format (which defines the filtering policy).</text:p>
      <text:p text:style-name="P2">This file may be used as is, or split into two separate files.</text:p>
      <text:list xml:id="list36373370" text:continue-numbering="true" text:style-name="L1">
        <text:list-item>
          <text:list>
            <text:list-item>
              <text:h text:style-name="P34" text:outline-level="2">How to use a configuration file</text:h>
            </text:list-item>
          </text:list>
        </text:list-item>
      </text:list>
      <text:p text:style-name="P2">The option “-c” may be used to specify a configuration file when using ExeFilter as a command-line tool. The option “-p” may be used in addition to specify a second configuration file for the policy. (In practice these two options are the same, they are only provided to allow the separation between parameters and policy.)</text:p>
      <text:p text:style-name="P2">Usage:</text:p>
      <text:p text:style-name="P7"><text:span text:style-name="T2">ExeFilter.py</text:span> <text:span text:style-name="T2">-c</text:span> &lt;config.cfg&gt; <text:span text:style-name="T2">-p</text:span> &lt;policy.cfg&gt; &lt;source&gt; <text:span text:style-name="T2">-d</text:span> &lt;destination&gt;</text:p>
      <text:p text:style-name="Text_20_body">Here is an example:</text:p>
      <text:p text:style-name="P7"><text:span text:style-name="T2">ExeFilter.py</text:span> <text:span text:style-name="T2">-c</text:span> local_config.ini <text:span text:style-name="T2">-p</text:span> policy_origami.ini demo_files <text:span text:style-name="T2">-d</text:span> demo_out</text:p>
      <text:list xml:id="list36358841" text:continue-numbering="true" text:style-name="L1">
        <text:list-item>
          <text:list>
            <text:list-item>
              <text:h text:style-name="P34" text:outline-level="2">Available parameters</text:h>
            </text:list-item>
          </text:list>
        </text:list-item>
      </text:list>
      <text:p text:style-name="P2">The option “-e” may be used to create a HTML file describing all available parameters and their default values:</text:p>
      <text:p text:style-name="P7"><text:span text:style-name="T2">ExeFilter.py -e</text:span> &lt;fichier.html&gt;</text:p>
      <text:p text:style-name="P2">Here is the current list of parameters:</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43">Parameter</text:p>
            </table:table-cell>
            <table:table-cell table:style-name="Table3.A1" office:value-type="string">
              <text:p text:style-name="P43">Name</text:p>
            </table:table-cell>
            <table:table-cell table:style-name="Table3.A1" office:value-type="string">
              <text:p text:style-name="P43">Description</text:p>
            </table:table-cell>
            <table:table-cell table:style-name="Table3.A1" office:value-type="string">
              <text:p text:style-name="P43">Value</text:p>
            </table:table-cell>
            <table:table-cell table:style-name="Table3.E1" office:value-type="string">
              <text:p text:style-name="P43">Default value</text:p>
            </table:table-cell>
          </table:table-row>
        </table:table-header-rows>
        <table:table-row table:style-name="Table3.2">
          <table:table-cell table:style-name="Table3.A2" office:value-type="string">
            <text:p text:style-name="P40">section [ExeFilter]</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ext:soft-page-break/>
        <table:table-row table:style-name="Table3.1">
          <table:table-cell table:style-name="Table3.A2" office:value-type="string">
            <text:p text:style-name="P40">antivirus_clamd</text:p>
          </table:table-cell>
          <table:table-cell table:style-name="Table3.A2" office:value-type="string">
            <text:p text:style-name="P41">Use ClamAV antivirus (clamd daemon)</text:p>
          </table:table-cell>
          <table:table-cell table:style-name="Table3.A2" office:value-type="string">
            <text:p text:style-name="P41">Use the daemon version of the ClamAV antivirus (clamd) to analyze all files after content filtering. For this, clamd must run as a service on the local host.</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antivirus_fpcmd</text:p>
          </table:table-cell>
          <table:table-cell table:style-name="Table3.A2" office:value-type="string">
            <text:p text:style-name="P41">Use the F-Prot 3 antivirus (fpcmd)</text:p>
          </table:table-cell>
          <table:table-cell table:style-name="Table3.A2" office:value-type="string">
            <text:p text:style-name="P41">Use the command-line version of the F-Prot 3 antivirus (fpcmd) to scan all files. Warning: this may affect performance significantly.</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antivirus_fpscan</text:p>
          </table:table-cell>
          <table:table-cell table:style-name="Table3.A2" office:value-type="string">
            <text:p text:style-name="P41">Use the F-Prot 6 antivirus (fpscan)</text:p>
          </table:table-cell>
          <table:table-cell table:style-name="Table3.A2" office:value-type="string">
            <text:p text:style-name="P41">Use the command-line version of the F-Prot 6 antivirus (fpscan) to scan all files. Warning: this may affect performance significantly.</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archive_after</text:p>
          </table:table-cell>
          <table:table-cell table:style-name="Table3.A2" office:value-type="string">
            <text:p text:style-name="P41">Archive all files after filtering</text:p>
          </table:table-cell>
          <table:table-cell table:style-name="Table3.A2" office:value-type="string">
            <text:p text:style-name="P41">To store a copy of each filtered file in an archive directory</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clamd_port</text:p>
          </table:table-cell>
          <table:table-cell table:style-name="Table3.A2" office:value-type="string">
            <text:p text:style-name="P41">Port of the clamd server</text:p>
          </table:table-cell>
          <table:table-cell table:style-name="Table3.A2" office:value-type="string">
            <text:p text:style-name="P41">Usually the clamd server listens on port 3310</text:p>
          </table:table-cell>
          <table:table-cell table:style-name="Table3.A2" office:value-type="string">
            <text:p text:style-name="P41">3310</text:p>
          </table:table-cell>
          <table:table-cell table:style-name="Table3.E2" office:value-type="string">
            <text:p text:style-name="P41">3310</text:p>
          </table:table-cell>
        </table:table-row>
        <table:table-row table:style-name="Table3.1">
          <table:table-cell table:style-name="Table3.A2" office:value-type="string">
            <text:p text:style-name="P40">clamd_serveur</text:p>
          </table:table-cell>
          <table:table-cell table:style-name="Table3.A2" office:value-type="string">
            <text:p text:style-name="P41">Hostname or IP address of the clamd server</text:p>
          </table:table-cell>
          <table:table-cell table:style-name="Table3.A2" office:value-type="string">
            <text:p text:style-name="P41">Usually the clamd server runs on the same machine: localhost.</text:p>
          </table:table-cell>
          <table:table-cell table:style-name="Table3.A2" office:value-type="string">
            <text:p text:style-name="P41">localhost</text:p>
          </table:table-cell>
          <table:table-cell table:style-name="Table3.E2" office:value-type="string">
            <text:p text:style-name="P41">localhost</text:p>
          </table:table-cell>
        </table:table-row>
        <table:table-row table:style-name="Table3.1">
          <table:table-cell table:style-name="Table3.A2" office:value-type="string">
            <text:p text:style-name="P40">fpcmd_executable</text:p>
          </table:table-cell>
          <table:table-cell table:style-name="Table3.A2" office:value-type="string">
            <text:p text:style-name="P41">Path of the F-Prot 3 executable (fpcmd)</text:p>
          </table:table-cell>
          <table:table-cell table:style-name="Table3.A2" office:value-type="string">
            <text:p text:style-name="P41">Absolute path of the F-Prot 3 executable (fpcmd / fpcmd.exe)</text:p>
          </table:table-cell>
          <table:table-cell table:style-name="Table3.A2" office:value-type="string">
            <text:p text:style-name="P41">c:\Program Files\FRISK Software\F-PROT Antivirus for Windows\fpcmd.exe</text:p>
          </table:table-cell>
          <table:table-cell table:style-name="Table3.E2" office:value-type="string">
            <text:p text:style-name="P41">c:\Program Files\FRISK Software\F-PROT Antivirus for Windows\fpcmd.exe</text:p>
          </table:table-cell>
        </table:table-row>
        <table:table-row table:style-name="Table3.1">
          <table:table-cell table:style-name="Table3.A2" office:value-type="string">
            <text:p text:style-name="P40">fpscan_executable</text:p>
          </table:table-cell>
          <table:table-cell table:style-name="Table3.A2" office:value-type="string">
            <text:p text:style-name="P41">Path of the F-Prot 6 executable (fpscan)</text:p>
          </table:table-cell>
          <table:table-cell table:style-name="Table3.A2" office:value-type="string">
            <text:p text:style-name="P41">Absolute path of the F-Prot 6 executable (fpscan / fpscan.exe)</text:p>
          </table:table-cell>
          <table:table-cell table:style-name="Table3.A2" office:value-type="string">
            <text:p text:style-name="P41">c:\Program Files\FRISK Software\F-PROT Antivirus for Windows\fpscan.exe</text:p>
          </table:table-cell>
          <table:table-cell table:style-name="Table3.E2" office:value-type="string">
            <text:p text:style-name="P41">c:\Program Files\FRISK Software\F-PROT Antivirus for Windows\fpscan.exe</text:p>
          </table:table-cell>
        </table:table-row>
        <table:table-row table:style-name="Table3.1">
          <table:table-cell table:style-name="Table3.A2" office:value-type="string">
            <text:p text:style-name="P40">journal_debug</text:p>
          </table:table-cell>
          <table:table-cell table:style-name="Table3.A2" office:value-type="string">
            <text:p text:style-name="P41">Write a debug log file</text:p>
          </table:table-cell>
          <table:table-cell table:style-name="Table3.A2" office:value-type="string">
            <text:p text:style-name="P41">The debug log file contains very detailed technical events about content analysis, for troubleshooting in case of unexpected errors.</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journal_securite</text:p>
          </table:table-cell>
          <table:table-cell table:style-name="Table3.A2" office:value-type="string">
            <text:p text:style-name="P41">Write a security log file</text:p>
          </table:table-cell>
          <table:table-cell table:style-name="Table3.A2" office:value-type="string">
            <text:p text:style-name="P41">The security log file contains all main security events which happen during content analysis.</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journal_syslog</text:p>
          </table:table-cell>
          <table:table-cell table:style-name="Table3.A2" office:value-type="string">
            <text:p text:style-name="P41">Send security events to a syslog server</text:p>
          </table:table-cell>
          <table:table-cell table:style-name="Table3.A2" office:value-type="string">
            <text:p text:style-name="P41">The security log file contains all main security events which happen during content analysis. This option sends the security log events to a central syslog server.</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port_syslog</text:p>
          </table:table-cell>
          <table:table-cell table:style-name="Table3.A2" office:value-type="string">
            <text:p text:style-name="P41">Syslog port (UDP port number)</text:p>
          </table:table-cell>
          <table:table-cell table:style-name="Table3.A2" office:value-type="string">
            <text:p text:style-name="P41">UDP port number used by the syslog server: usually 514 for a standard syslog server.</text:p>
          </table:table-cell>
          <table:table-cell table:style-name="Table3.A2" office:value-type="string">
            <text:p text:style-name="P41">514</text:p>
          </table:table-cell>
          <table:table-cell table:style-name="Table3.E2" office:value-type="string">
            <text:p text:style-name="P41">514</text:p>
          </table:table-cell>
        </table:table-row>
        <table:table-row table:style-name="Table3.1">
          <table:table-cell table:style-name="Table3.A2" office:value-type="string">
            <text:p text:style-name="P40">rep_archives</text:p>
          </table:table-cell>
          <table:table-cell table:style-name="Table3.A2" office:value-type="string">
            <text:p text:style-name="P41">Archived files directory</text:p>
          </table:table-cell>
          <table:table-cell table:style-name="Table3.A2" office:value-type="string">
            <text:p text:style-name="P41">Directory where all the filtered files are archived</text:p>
          </table:table-cell>
          <table:table-cell table:style-name="Table3.A2" office:value-type="string">
            <text:p text:style-name="P41">archivage\</text:p>
          </table:table-cell>
          <table:table-cell table:style-name="Table3.E2" office:value-type="string">
            <text:p text:style-name="P41">archivage\</text:p>
          </table:table-cell>
        </table:table-row>
        <table:table-row table:style-name="Table3.1">
          <table:table-cell table:style-name="Table3.A2" office:value-type="string">
            <text:p text:style-name="P40">rep_journaux</text:p>
          </table:table-cell>
          <table:table-cell table:style-name="Table3.A2" office:value-type="string">
            <text:p text:style-name="P41">Logs directory</text:p>
          </table:table-cell>
          <table:table-cell table:style-name="Table3.A2" office:value-type="string">
            <text:p text:style-name="P41">Directory where all the log files are written</text:p>
          </table:table-cell>
          <table:table-cell table:style-name="Table3.A2" office:value-type="string">
            <text:p text:style-name="P41">log\journaux\</text:p>
          </table:table-cell>
          <table:table-cell table:style-name="Table3.E2" office:value-type="string">
            <text:p text:style-name="P41">log\journaux\</text:p>
          </table:table-cell>
        </table:table-row>
        <table:table-row table:style-name="Table3.1">
          <table:table-cell table:style-name="Table3.A2" office:value-type="string">
            <text:p text:style-name="P40">rep_rapports</text:p>
          </table:table-cell>
          <table:table-cell table:style-name="Table3.A2" office:value-type="string">
            <text:p text:style-name="P41">Reports directory</text:p>
          </table:table-cell>
          <table:table-cell table:style-name="Table3.A2" office:value-type="string">
            <text:p text:style-name="P41">Directory where all the report files are written</text:p>
          </table:table-cell>
          <table:table-cell table:style-name="Table3.A2" office:value-type="string">
            <text:p text:style-name="P41">log\rapports\</text:p>
          </table:table-cell>
          <table:table-cell table:style-name="Table3.E2" office:value-type="string">
            <text:p text:style-name="P41">log\rapports\</text:p>
          </table:table-cell>
        </table:table-row>
        <table:table-row table:style-name="Table3.1">
          <table:table-cell table:style-name="Table3.A2" office:value-type="string">
            <text:p text:style-name="P40">rep_temp</text:p>
          </table:table-cell>
          <table:table-cell table:style-name="Table3.A2" office:value-type="string">
            <text:p text:style-name="P41">Temp directory</text:p>
          </table:table-cell>
          <table:table-cell table:style-name="Table3.A2" office:value-type="string">
            <text:p text:style-name="P41">Directory where all the temporary files are written</text:p>
          </table:table-cell>
          <table:table-cell table:style-name="Table3.A2" office:value-type="string">
            <text:p text:style-name="P41">temp\</text:p>
          </table:table-cell>
          <table:table-cell table:style-name="Table3.E2" office:value-type="string">
            <text:p text:style-name="P41">temp\</text:p>
          </table:table-cell>
        </table:table-row>
        <table:table-row table:style-name="Table3.1">
          <table:table-cell table:style-name="Table3.A2" office:value-type="string">
            <text:p text:style-name="P40">serveur_syslog</text:p>
          </table:table-cell>
          <table:table-cell table:style-name="Table3.A2" office:value-type="string">
            <text:p text:style-name="P41">Syslog server (hostname or IP address)</text:p>
          </table:table-cell>
          <table:table-cell table:style-name="Table3.A2" office:value-type="string">
            <text:p text:style-name="P41">Hostname or IP address of the syslog server to centralize logs.</text:p>
          </table:table-cell>
          <table:table-cell table:style-name="Table3.A2" office:value-type="string">
            <text:p text:style-name="P41">localhost</text:p>
          </table:table-cell>
          <table:table-cell table:style-name="Table3.E2" office:value-type="string">
            <text:p text:style-name="P41">localhost</text:p>
          </table:table-cell>
        </table:table-row>
        <text:soft-page-break/>
        <table:table-row table:style-name="Table3.1">
          <table:table-cell table:style-name="Table3.A2" office:value-type="string">
            <text:p text:style-name="P40">taille_archives</text:p>
          </table:table-cell>
          <table:table-cell table:style-name="Table3.A2" office:value-type="string">
            <text:p text:style-name="P41">Maximal size for the archive directory (in bytes)</text:p>
          </table:table-cell>
          <table:table-cell table:style-name="Table3.A2" office:value-type="string">
            <text:p text:style-name="P41">Maximal size of the directory where all archived files are stored.</text:p>
          </table:table-cell>
          <table:table-cell table:style-name="Table3.A2" office:value-type="string">
            <text:p text:style-name="P41">10000000000</text:p>
          </table:table-cell>
          <table:table-cell table:style-name="Table3.E2" office:value-type="string">
            <text:p text:style-name="P41">10000000000</text:p>
          </table:table-cell>
        </table:table-row>
        <table:table-row table:style-name="Table3.1">
          <table:table-cell table:style-name="Table3.A2" office:value-type="string">
            <text:p text:style-name="P40">taille_temp</text:p>
          </table:table-cell>
          <table:table-cell table:style-name="Table3.A2" office:value-type="string">
            <text:p text:style-name="P41">Maximal size for the temp directory (in bytes)</text:p>
          </table:table-cell>
          <table:table-cell table:style-name="Table3.A2" office:value-type="string">
            <text:p text:style-name="P41">Maximal size of the directory where all temporary files are stored.</text:p>
          </table:table-cell>
          <table:table-cell table:style-name="Table3.A2" office:value-type="string">
            <text:p text:style-name="P41">10000000000</text:p>
          </table:table-cell>
          <table:table-cell table:style-name="Table3.E2" office:value-type="string">
            <text:p text:style-name="P41">10000000000</text:p>
          </table:table-cell>
        </table:table-row>
        <table:table-row table:style-name="Table3.2">
          <table:table-cell table:style-name="Table3.A2" office:value-type="string">
            <text:p text:style-name="P40">section [Filtre_AVI]</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BMP]</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Excel]</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detecter_ole_pkg</text:p>
          </table:table-cell>
          <table:table-cell table:style-name="Table3.A2" office:value-type="string">
            <text:p text:style-name="P41">Detect Package OLE objects</text:p>
          </table:table-cell>
          <table:table-cell table:style-name="Table3.A2" office:value-type="string">
            <text:p text:style-name="P41">Detect Package OLE objects, which may contain any file or command line.</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macros_fpcmd</text:p>
          </table:table-cell>
          <table:table-cell table:style-name="Table3.A2" office:value-type="string">
            <text:p text:style-name="P41">Use F-Prot 3 to remove VBA macros</text:p>
          </table:table-cell>
          <table:table-cell table:style-name="Table3.A2" office:value-type="string">
            <text:p text:style-name="P41">Use the F-Prot 3 antivirus (fpcmd) to remove all VBA macros from documents. This method is slow but efficient for Word, Excel and Powerpoint.</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macros_fpscan</text:p>
          </table:table-cell>
          <table:table-cell table:style-name="Table3.A2" office:value-type="string">
            <text:p text:style-name="P41">Use F-Prot 6 to remove VBA macros</text:p>
          </table:table-cell>
          <table:table-cell table:style-name="Table3.A2" office:value-type="string">
            <text:p text:style-name="P41">Use the F-Prot 6 antivirus (fpscan) to remove all VBA macros from documents. This method is slow but efficient for Word, Excel and Powerpoint.</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macros_win32</text:p>
          </table:table-cell>
          <table:table-cell table:style-name="Table3.A2" office:value-type="string">
            <text:p text:style-name="P41">Use the Win32 API to remove VBA macros (Windows only)</text:p>
          </table:table-cell>
          <table:table-cell table:style-name="Table3.A2" office:value-type="string">
            <text:p text:style-name="P41">Use the Win32 API on Windows to remove all VBA macros from documents. This method is fast, but it only covers Word and Excel, and it only works on Windows. This parameter is ignored on other platforms.</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supprimer_macros</text:p>
          </table:table-cell>
          <table:table-cell table:style-name="Table3.A2" office:value-type="string">
            <text:p text:style-name="P41">Remove VBA macros</text:p>
          </table:table-cell>
          <table:table-cell table:style-name="Table3.A2" office:value-type="string">
            <text:p text:style-name="P4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GIF]</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HTML]</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JPEG]</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MP3]</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ext:soft-page-break/>
        <table:table-row table:style-name="Table3.2">
          <table:table-cell table:style-name="Table3.A2" office:value-type="string">
            <text:p text:style-name="P40">section [Filtre_PDF]</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disable_aa</text:p>
          </table:table-cell>
          <table:table-cell table:style-name="Table3.A2" office:value-type="string">
            <text:p text:style-name="P41">Disable AA objects (additional actions)</text:p>
          </table:table-cell>
          <table:table-cell table:style-name="Table3.A2" office:value-type="string">
            <text:p text:style-name="P41">Disable all AA objects, which may trigger active content. (pdfid)</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disable_embeddedfile</text:p>
          </table:table-cell>
          <table:table-cell table:style-name="Table3.A2" office:value-type="string">
            <text:p text:style-name="P41">Disable embedded files</text:p>
          </table:table-cell>
          <table:table-cell table:style-name="Table3.A2" office:value-type="string">
            <text:p text:style-name="P41">Disable all embedded files, which may hide executable code. (simple replace, pdfid)</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disable_fileattachment</text:p>
          </table:table-cell>
          <table:table-cell table:style-name="Table3.A2" office:value-type="string">
            <text:p text:style-name="P41">Disable attached files</text:p>
          </table:table-cell>
          <table:table-cell table:style-name="Table3.A2" office:value-type="string">
            <text:p text:style-name="P41">Disable all file attachments, which may hide executable code. (simple replace, pdfid)</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disable_javascript</text:p>
          </table:table-cell>
          <table:table-cell table:style-name="Table3.A2" office:value-type="string">
            <text:p text:style-name="P41">Disable Javascript</text:p>
          </table:table-cell>
          <table:table-cell table:style-name="Table3.A2" office:value-type="string">
            <text:p text:style-name="P41">Disable all Javascript code, which may trigger actions without user confirmation. (simple replace, pdfid)</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disable_jbig2decode</text:p>
          </table:table-cell>
          <table:table-cell table:style-name="Table3.A2" office:value-type="string">
            <text:p text:style-name="P41">Disable JBIG2Decode objects</text:p>
          </table:table-cell>
          <table:table-cell table:style-name="Table3.A2" office:value-type="string">
            <text:p text:style-name="P41">Disable all JBIG2Decode objects, subject to vulnerabilities in some applications. (pdfid)</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disable_openaction</text:p>
          </table:table-cell>
          <table:table-cell table:style-name="Table3.A2" office:value-type="string">
            <text:p text:style-name="P41">Disable OpenAction objects</text:p>
          </table:table-cell>
          <table:table-cell table:style-name="Table3.A2" office:value-type="string">
            <text:p text:style-name="P41">Disable all OpenAction objects, which may trigger active content. (pdfid)</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ignore_origami_errors</text:p>
          </table:table-cell>
          <table:table-cell table:style-name="Table3.A2" office:value-type="string">
            <text:p text:style-name="P41">Ignore PDF parsing errors in Origami engine</text:p>
          </table:table-cell>
          <table:table-cell table:style-name="Table3.A2" office:value-type="string">
            <text:p text:style-name="P41">The current version of Origami does not support all PDF features, and may block legitimate files. With this option ExeFilter will fall back to the simple replace method in case of error.</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use_origami</text:p>
          </table:table-cell>
          <table:table-cell table:style-name="Table3.A2" office:value-type="string">
            <text:p text:style-name="P41">Remove active content using Origami engine</text:p>
          </table:table-cell>
          <table:table-cell table:style-name="Table3.A2" office:value-type="string">
            <text:p text:style-name="P41">Remove all active content using Origami pdfclean engine. (EXPERIMENTAL: not all PDFs are supported yet)</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use_pdfid</text:p>
          </table:table-cell>
          <table:table-cell table:style-name="Table3.A2" office:value-type="string">
            <text:p text:style-name="P41">Remove active content using pdfid</text:p>
          </table:table-cell>
          <table:table-cell table:style-name="Table3.A2" office:value-type="string">
            <text:p text:style-name="P41">Remove all active content using pdfid. (EXPERIMENTAL: Effective against obfuscated PDFs)</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use_simple_replace</text:p>
          </table:table-cell>
          <table:table-cell table:style-name="Table3.A2" office:value-type="string">
            <text:p text:style-name="P41">Remove active content using simple replace</text:p>
          </table:table-cell>
          <table:table-cell table:style-name="Table3.A2" office:value-type="string">
            <text:p text:style-name="P41">Remove all active content using builtin simple replace method. (Only effective against non obfuscated PDFs)</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PNG]</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Powerpoint]</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detecter_ole_pkg</text:p>
          </table:table-cell>
          <table:table-cell table:style-name="Table3.A2" office:value-type="string">
            <text:p text:style-name="P41">Detect Package OLE objects</text:p>
          </table:table-cell>
          <table:table-cell table:style-name="Table3.A2" office:value-type="string">
            <text:p text:style-name="P41">Detect Package OLE objects, which may contain any file or command line.</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macros_fpcmd</text:p>
          </table:table-cell>
          <table:table-cell table:style-name="Table3.A2" office:value-type="string">
            <text:p text:style-name="P41">Use F-Prot 3 to remove VBA macros</text:p>
          </table:table-cell>
          <table:table-cell table:style-name="Table3.A2" office:value-type="string">
            <text:p text:style-name="P41">Use the F-Prot 3 antivirus (fpcmd) to remove all VBA macros from documents. This method is slow but efficient for Word, Excel and Powerpoint.</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macros_fpscan</text:p>
          </table:table-cell>
          <table:table-cell table:style-name="Table3.A2" office:value-type="string">
            <text:p text:style-name="P41">Use F-Prot 6 to remove VBA macros</text:p>
          </table:table-cell>
          <table:table-cell table:style-name="Table3.A2" office:value-type="string">
            <text:p text:style-name="P41">Use the F-Prot 6 antivirus (fpscan) to remove all VBA macros from documents. This method is slow but efficient for Word, Excel and Powerpoint.</text:p>
          </table:table-cell>
          <table:table-cell table:style-name="Table3.A2" office:value-type="string">
            <text:p text:style-name="P41">0</text:p>
          </table:table-cell>
          <table:table-cell table:style-name="Table3.E2" office:value-type="string">
            <text:p text:style-name="P41">False</text:p>
          </table:table-cell>
        </table:table-row>
        <text:soft-page-break/>
        <table:table-row table:style-name="Table3.1">
          <table:table-cell table:style-name="Table3.A2" office:value-type="string">
            <text:p text:style-name="P40">supprimer_macros</text:p>
          </table:table-cell>
          <table:table-cell table:style-name="Table3.A2" office:value-type="string">
            <text:p text:style-name="P41">Remove VBA macros</text:p>
          </table:table-cell>
          <table:table-cell table:style-name="Table3.A2" office:value-type="string">
            <text:p text:style-name="P4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Project]</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detecter_ole_pkg</text:p>
          </table:table-cell>
          <table:table-cell table:style-name="Table3.A2" office:value-type="string">
            <text:p text:style-name="P41">Detect Package OLE objects</text:p>
          </table:table-cell>
          <table:table-cell table:style-name="Table3.A2" office:value-type="string">
            <text:p text:style-name="P41">Detect Package OLE objects, which may contain any file or command line.</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macros_fpcmd</text:p>
          </table:table-cell>
          <table:table-cell table:style-name="Table3.A2" office:value-type="string">
            <text:p text:style-name="P41">Use F-Prot 3 to remove VBA macros</text:p>
          </table:table-cell>
          <table:table-cell table:style-name="Table3.A2" office:value-type="string">
            <text:p text:style-name="P41">Use the F-Prot 3 antivirus (fpcmd) to remove all VBA macros from documents. This method is slow but efficient for Word, Excel and Powerpoint.</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macros_fpscan</text:p>
          </table:table-cell>
          <table:table-cell table:style-name="Table3.A2" office:value-type="string">
            <text:p text:style-name="P41">Use F-Prot 6 to remove VBA macros</text:p>
          </table:table-cell>
          <table:table-cell table:style-name="Table3.A2" office:value-type="string">
            <text:p text:style-name="P41">Use the F-Prot 6 antivirus (fpscan) to remove all VBA macros from documents. This method is slow but efficient for Word, Excel and Powerpoint.</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supprimer_macros</text:p>
          </table:table-cell>
          <table:table-cell table:style-name="Table3.A2" office:value-type="string">
            <text:p text:style-name="P41">Remove VBA macros</text:p>
          </table:table-cell>
          <table:table-cell table:style-name="Table3.A2" office:value-type="string">
            <text:p text:style-name="P4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RTF]</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supprimer_OLE_Package</text:p>
          </table:table-cell>
          <table:table-cell table:style-name="Table3.A2" office:value-type="string">
            <text:p text:style-name="P41">Disable Package OLE objects</text:p>
          </table:table-cell>
          <table:table-cell table:style-name="Table3.A2" office:value-type="string">
            <text:p text:style-name="P41">Disable Package OLE objects, which may contain any executable file or command line.</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Texte]</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Visio]</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detecter_ole_pkg</text:p>
          </table:table-cell>
          <table:table-cell table:style-name="Table3.A2" office:value-type="string">
            <text:p text:style-name="P41">Detect Package OLE objects</text:p>
          </table:table-cell>
          <table:table-cell table:style-name="Table3.A2" office:value-type="string">
            <text:p text:style-name="P41">Detect Package OLE objects, which may contain any file or command line.</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macros_fpcmd</text:p>
          </table:table-cell>
          <table:table-cell table:style-name="Table3.A2" office:value-type="string">
            <text:p text:style-name="P41">Use F-Prot 3 to remove VBA macros</text:p>
          </table:table-cell>
          <table:table-cell table:style-name="Table3.A2" office:value-type="string">
            <text:p text:style-name="P41">Use the F-Prot 3 antivirus (fpcmd) to remove all VBA macros from documents. This method is slow but efficient for Word, Excel and Powerpoint.</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macros_fpscan</text:p>
          </table:table-cell>
          <table:table-cell table:style-name="Table3.A2" office:value-type="string">
            <text:p text:style-name="P41">Use F-Prot 6 to remove VBA macros</text:p>
          </table:table-cell>
          <table:table-cell table:style-name="Table3.A2" office:value-type="string">
            <text:p text:style-name="P41">Use the F-Prot 6 antivirus (fpscan) to remove all VBA macros from documents. This method is slow but efficient for Word, Excel and Powerpoint.</text:p>
          </table:table-cell>
          <table:table-cell table:style-name="Table3.A2" office:value-type="string">
            <text:p text:style-name="P41">0</text:p>
          </table:table-cell>
          <table:table-cell table:style-name="Table3.E2" office:value-type="string">
            <text:p text:style-name="P41">False</text:p>
          </table:table-cell>
        </table:table-row>
        <text:soft-page-break/>
        <table:table-row table:style-name="Table3.1">
          <table:table-cell table:style-name="Table3.A2" office:value-type="string">
            <text:p text:style-name="P40">supprimer_macros</text:p>
          </table:table-cell>
          <table:table-cell table:style-name="Table3.A2" office:value-type="string">
            <text:p text:style-name="P41">Remove VBA macros</text:p>
          </table:table-cell>
          <table:table-cell table:style-name="Table3.A2" office:value-type="string">
            <text:p text:style-name="P4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WAV]</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Word]</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detecter_ole_pkg</text:p>
          </table:table-cell>
          <table:table-cell table:style-name="Table3.A2" office:value-type="string">
            <text:p text:style-name="P41">Detect Package OLE objects</text:p>
          </table:table-cell>
          <table:table-cell table:style-name="Table3.A2" office:value-type="string">
            <text:p text:style-name="P41">Detect Package OLE objects, which may contain any file or command line.</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macros_fpcmd</text:p>
          </table:table-cell>
          <table:table-cell table:style-name="Table3.A2" office:value-type="string">
            <text:p text:style-name="P41">Use F-Prot 3 to remove VBA macros</text:p>
          </table:table-cell>
          <table:table-cell table:style-name="Table3.A2" office:value-type="string">
            <text:p text:style-name="P41">Use the F-Prot 3 antivirus (fpcmd) to remove all VBA macros from documents. This method is slow but efficient for Word, Excel and Powerpoint.</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macros_fpscan</text:p>
          </table:table-cell>
          <table:table-cell table:style-name="Table3.A2" office:value-type="string">
            <text:p text:style-name="P41">Use F-Prot 6 to remove VBA macros</text:p>
          </table:table-cell>
          <table:table-cell table:style-name="Table3.A2" office:value-type="string">
            <text:p text:style-name="P41">Use the F-Prot 6 antivirus (fpscan) to remove all VBA macros from documents. This method is slow but efficient for Word, Excel and Powerpoint.</text:p>
          </table:table-cell>
          <table:table-cell table:style-name="Table3.A2" office:value-type="string">
            <text:p text:style-name="P41">0</text:p>
          </table:table-cell>
          <table:table-cell table:style-name="Table3.E2" office:value-type="string">
            <text:p text:style-name="P41">False</text:p>
          </table:table-cell>
        </table:table-row>
        <table:table-row table:style-name="Table3.1">
          <table:table-cell table:style-name="Table3.A2" office:value-type="string">
            <text:p text:style-name="P40">macros_win32</text:p>
          </table:table-cell>
          <table:table-cell table:style-name="Table3.A2" office:value-type="string">
            <text:p text:style-name="P41">Use the Win32 API to remove VBA macros (Windows only)</text:p>
          </table:table-cell>
          <table:table-cell table:style-name="Table3.A2" office:value-type="string">
            <text:p text:style-name="P41">Use the Win32 API on Windows to remove all VBA macros from documents. This method is fast, but it only covers Word and Excel, and it only works on Windows. This parameter is ignored on other platforms.</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1">
          <table:table-cell table:style-name="Table3.A2" office:value-type="string">
            <text:p text:style-name="P40">supprimer_macros</text:p>
          </table:table-cell>
          <table:table-cell table:style-name="Table3.A2" office:value-type="string">
            <text:p text:style-name="P41">Remove VBA macros</text:p>
          </table:table-cell>
          <table:table-cell table:style-name="Table3.A2" office:value-type="string">
            <text:p text:style-name="P4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41">1</text:p>
          </table:table-cell>
          <table:table-cell table:style-name="Table3.E2" office:value-type="string">
            <text:p text:style-name="P41">True</text:p>
          </table:table-cell>
        </table:table-row>
        <table:table-row table:style-name="Table3.2">
          <table:table-cell table:style-name="Table3.A2" office:value-type="string">
            <text:p text:style-name="P40">section [Filtre_Zip]</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E2" office:value-type="string">
            <text:p text:style-name="P41"/>
          </table:table-cell>
        </table:table-row>
        <table:table-row table:style-name="Table3.1">
          <table:table-cell table:style-name="Table3.A2" office:value-type="string">
            <text:p text:style-name="P40">format_autorise</text:p>
          </table:table-cell>
          <table:table-cell table:style-name="Table3.A2" office:value-type="string">
            <text:p text:style-name="P41">Allowed format</text:p>
          </table:table-cell>
          <table:table-cell table:style-name="Table3.A2" office:value-type="string">
            <text:p text:style-name="P41">Specifies whether this file format is allowed by the filtering policy or not</text:p>
          </table:table-cell>
          <table:table-cell table:style-name="Table3.A2" office:value-type="string">
            <text:p text:style-name="P41">1</text:p>
          </table:table-cell>
          <table:table-cell table:style-name="Table3.E2" office:value-type="string">
            <text:p text:style-name="P41">True</text:p>
          </table:table-cell>
        </table:table-row>
      </table:table>
      <text:p text:style-name="P2"/>
      <text:list xml:id="list36369379" text:continue-numbering="true" text:style-name="L1">
        <text:list-item>
          <text:h text:style-name="P32" text:outline-level="1">How to contribute to the ExeFilter project</text:h>
        </text:list-item>
      </text:list>
      <text:p text:style-name="P2">ExeFilter is an open-source project. Therefore, it is crucial to contribute to the project so that it can progress. There are many ways to help:</text:p>
      <text:list xml:id="list36382743" text:continue-numbering="true" text:style-name="L1">
        <text:list-item>
          <text:list>
            <text:list-item>
              <text:h text:style-name="P34" text:outline-level="2">Contact</text:h>
            </text:list-item>
          </text:list>
        </text:list-item>
      </text:list>
      <text:p text:style-name="P2">In all cases, here are the e-mail addresses to contact the project team:</text:p>
      <text:list xml:id="list35190370" text:style-name="L18">
        <text:list-item>
          <text:p text:style-name="P22"><text:span text:style-name="T6">Philippe Lagadec: decalage(a)laposte.net</text:span></text:p>
        </text:list-item>
        <text:list-item>
          <text:p text:style-name="P22"><text:span text:style-name="T6">Arnaud Kerréneur: arnaud.kerreneur(a)dga.defense.gouv.fr</text:span></text:p>
        </text:list-item>
      </text:list>
      <text:list xml:id="list36386851" text:continue-list="list36382743" text:style-name="L1">
        <text:list-item>
          <text:list>
            <text:list-item>
              <text:h text:style-name="P34" text:outline-level="2">Report bugs</text:h>
            </text:list-item>
          </text:list>
        </text:list-item>
      </text:list>
      <text:p text:style-name="P2">If you see any unexpected error, an incompatibility or a file which is accepted or blocked whereas it should not, please send us all necessary details. </text:p>
      <text:p text:style-name="P2">If possible, here are the useful pieces of information which would help us understand the issue:</text:p>
      <text:list xml:id="list35196097" text:style-name="L19">
        <text:list-item>
          <text:p text:style-name="P23"><text:span text:style-name="T6">a detailed description of the context (usage mode, type of analyzed content, operating system and version, installed versions of Python and ExeFilter, configuration file, etc)</text:span></text:p>
        </text:list-item>
        <text:list-item>
          <text:p text:style-name="P23"><text:span text:style-name="T6">file samples to reproduce the error</text:span></text:p>
        </text:list-item>
        <text:list-item>
          <text:p text:style-name="P23"><text:span text:style-name="T6">debug log files, if possible obtained using the “-v” option with ExeFilter command-line.</text:span></text:p>
        </text:list-item>
      </text:list>
      <text:list xml:id="list36376503" text:continue-list="list36386851" text:style-name="L1">
        <text:list-item>
          <text:list>
            <text:list-item>
              <text:h text:style-name="P34" text:outline-level="2">Report a vulnerability</text:h>
            </text:list-item>
          </text:list>
        </text:list-item>
      </text:list>
      <text:p text:style-name="P2">Like any other security software, detecting a vulnerability in ExeFilter is critical. Because ExeFilter contains parsers for various file formats, vulnerabilities are likely to be found.</text:p>
      <text:p text:style-name="P2">If you find one, please report it ASAP to the project team, and leave us enough time to fix it before any public disclosure. It is much more responsible to provide users with a security fix before disclosing a vulnerability. The project team will take all reported vulnerabilities very seriously, and will attempt to fix them as soon as possible.</text:p>
      <text:p text:style-name="P2">A mailing-list will be created in the future to inform users about new versions and security fixes.</text:p>
      <text:list xml:id="list36374720" text:continue-numbering="true" text:style-name="L1">
        <text:list-item>
          <text:list>
            <text:list-item>
              <text:h text:style-name="P34" text:outline-level="2">Test various environments</text:h>
            </text:list-item>
          </text:list>
        </text:list-item>
      </text:list>
      <text:p text:style-name="P2">The project team cannot test ExeFilter in all possible configurations and on all platforms. Reporting <text:s/>that ExeFilter runs fine or not on a specific platform will help the project. Thank you to tell us any successful or failed test, and the corresponding configuration.</text:p>
      <text:p text:style-name="P2">Here are the platforms where the latest ExeFilter versions are usually tested:</text:p>
      <text:list xml:id="list35375606" text:style-name="L20">
        <text:list-item>
          <text:p text:style-name="P24"><text:span text:style-name="T6">Windows Vista with Python 2.6</text:span></text:p>
        </text:list-item>
        <text:list-item>
          <text:p text:style-name="P24"><text:span text:style-name="T6">MacOSX Leopard (10.5.6) with Python 2.6</text:span></text:p>
        </text:list-item>
        <text:list-item>
          <text:p text:style-name="P24"><text:span text:style-name="T6">GNU/Linux Ubuntu with Python 2.6</text:span></text:p>
        </text:list-item>
      </text:list>
      <text:list xml:id="list36379015" text:continue-list="list36374720" text:style-name="L1">
        <text:list-item>
          <text:list>
            <text:list-item>
              <text:h text:style-name="P34" text:outline-level="2">Create new filters</text:h>
            </text:list-item>
          </text:list>
        </text:list-item>
      </text:list>
      <text:p text:style-name="P2">It is possible to create new filters to support additional file formats. If you would like to add a new format or to improve an existing filter, the first thing to do is to contact the project team, in order to know if it is already an ongoing task or not.</text:p>
      <text:p text:style-name="P2"><text:soft-page-break/>To develop a new filter, here is a summary of the actions to perform:</text:p>
      <text:list xml:id="list27327183" text:style-name="L14">
        <text:list-item>
          <text:p text:style-name="P17">Determine if it is a <text:span text:style-name="T2">simple filter</text:span> (to accept or block files without cleaning) or a <text:span text:style-name="T2">complex filter</text:span> (which may modify files to clean them).</text:p>
        </text:list-item>
        <text:list-item>
          <text:p text:style-name="P17">If it is a simple filter, use one of these existing filters as template: GIF, JPEG, BMP, Text.</text:p>
        </text:list-item>
        <text:list-item>
          <text:p text:style-name="P17">If it is a complex filter, pick one of these: RTF, PDF, Office.</text:p>
        </text:list-item>
        <text:list-item>
          <text:p text:style-name="P17">The filter script must be a Python module (.py), starting with “Filtre_”, located in the “Filtres” subfolder.</text:p>
        </text:list-item>
        <text:list-item>
          <text:p text:style-name="P17">It must contain a class with a name starting with “Filtre_”, which inherits from the class “Filtre.Filtre”.</text:p>
        </text:list-item>
        <text:list-item>
          <text:p text:style-name="P17">The class must have a class attribute “extensions” which is a list of all file extensions allowed for the format, in lowercase, including a leading dot. For example the MS Word format has the following list: ['.doc', '.dot'].</text:p>
        </text:list-item>
        <text:list-item>
          <text:p text:style-name="P17">The class must implement a method “reconnait_format” (recognize format) which returns True if the contents of the file match the expected format, or False otherwise. For example, a PDF file is expected to start with “%PDF”.</text:p>
        </text:list-item>
        <text:list-item>
          <text:p text:style-name="P17">The class must also implement the method “nettoyer” (clean), which analyzes the file structure in depth and removes active content if applicable. This method must return a “Resultat” (result) object, to provide the result of the cleaning process. It must replace the temporary copy of the file by a cleaned version if necessary.</text:p>
        </text:list-item>
        <text:list-item>
          <text:p text:style-name="P17">If the format is a container, such as an archive, then it is also necessary to <text:s/>create a “Conteneur” (container) class. See Conteneur_ZIP.py for an example.</text:p>
        </text:list-item>
      </text:list>
      <text:p text:style-name="P2">Note: the ExeFilter API is quite complex and only available in French for now. Therefore, please contact the project team first if you would like to develop a filter.</text:p>
      <text:list xml:id="list36356607" text:continue-list="list36379015" text:style-name="L1">
        <text:list-item>
          <text:list>
            <text:list-item>
              <text:h text:style-name="P34" text:outline-level="2">Participate in the project development</text:h>
            </text:list-item>
          </text:list>
        </text:list-item>
      </text:list>
      <text:p text:style-name="P2">It is also possible to help the development effort by improving some features or integrating ExeFilter into other applications (HTTP proxy, e-mail server, GUI, etc). Please contact the project team if you would like to submit patches or to join the team.</text:p>
      <text:list xml:id="list36375779" text:continue-numbering="true" text:style-name="L1">
        <text:list-item>
          <text:list>
            <text:list-item>
              <text:h text:style-name="P34" text:outline-level="2">Improve documentation</text:h>
            </text:list-item>
          </text:list>
        </text:list-item>
      </text:list>
      <text:p text:style-name="P2">As in any project, documentation is a very important and very difficult task. Any contribution would be greatly appreciated! :-)</text:p>
      <text:p text:style-name="P2"/>
      <text:list xml:id="list36381008" text:continue-numbering="true" text:style-name="L1">
        <text:list-item>
          <text:h text:style-name="P32" text:outline-level="1">References</text:h>
        </text:list-item>
      </text:list>
      <text:list xml:id="list27311442" text:style-name="L15">
        <text:list-item>
          <text:p text:style-name="P19"><text:bookmark-start text:name="ref_SSTIC03"/><text:span text:style-name="T1">[SSTIC03]</text:span><text:bookmark-end text:name="ref_SSTIC03"/><text:span text:style-name="T1"> Formats de fichiers et code malveillant (File Formats and Malware), P. Lagadec, SSTIC03 symposium, </text:span><text:a xlink:type="simple" xlink:href="http://www.decalage.info/fr/sstic03"><text:span text:style-name="T1">http://www.decalage.info/fr/sstic03</text:span></text:a><text:a xlink:type="simple" xlink:href="http://actes.sstic.org/SSTIC03/Formats_de_fichiers/"><text:span text:style-name="T1"> </text:span></text:a><text:span text:style-name="T1"><text:s text:c="2"/></text:span></text:p>
        </text:list-item>
        <text:list-item>
          <text:p text:style-name="P19"><text:bookmark-start text:name="ref_SSTIC04"/><text:bookmark text:name="Ref_SSTIC04"/><text:span text:style-name="T1">[SSTIC04]</text:span><text:bookmark-end text:name="ref_SSTIC04"/><text:span text:style-name="T1"> Filtrage de messagerie et analyse de contenu (E-mail Filtering and Content Analysis), P. Lagadec, SSTIC04 symposium, </text:span><text:a xlink:type="simple" xlink:href="http://www.decalage.info/fr/sstic04"><text:span text:style-name="T1">http://www.decalage.info/fr/sstic04</text:span></text:a><text:span text:style-name="T1"> </text:span></text:p>
        </text:list-item>
        <text:list-item>
          <text:p text:style-name="P19"><text:span text:style-name="T1">[</text:span><text:bookmark-start text:name="ref_SSTIC06"/><text:span text:style-name="T1">SSTIC06]</text:span><text:bookmark-end text:name="ref_SSTIC06"/><text:span text:style-name="T1"> Diode réseau et ExeFilter (Network Diode and ExeFilter), P. Lagadec, SSTIC06 symposium, </text:span><text:a xlink:type="simple" xlink:href="http://www.decalage.info/fr/sstic06"><text:span text:style-name="T1">http://www.decalage.info/fr/sstic06</text:span></text:a><text:span text:style-name="T1"> </text:span></text:p>
        </text:list-item>
      </text:list>
      <text:p text:style-name="P2"/>
      <text:p text:style-name="P2"/>
      <text:list xml:id="list36372208" text:continue-list="list36381008" text:style-name="L1">
        <text:list-item>
          <text:h text:style-name="P32" text:outline-level="1">Changelog</text:h>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date</text:p>
            </table:table-cell>
            <table:table-cell table:style-name="Table1.A1" office:value-type="string">
              <text:p text:style-name="P6">version</text:p>
            </table:table-cell>
            <table:table-cell table:style-name="Table1.A1" office:value-type="string">
              <text:p text:style-name="P6">author</text:p>
            </table:table-cell>
            <table:table-cell table:style-name="Table1.D1" office:value-type="string">
              <text:p text:style-name="P6">modifications</text:p>
            </table:table-cell>
          </table:table-row>
        </table:table-header-rows>
        <table:table-row>
          <table:table-cell table:style-name="Table1.A2" office:value-type="string">
            <text:p text:style-name="P5">2008-03-03</text:p>
          </table:table-cell>
          <table:table-cell table:style-name="Table1.A2" office:value-type="string">
            <text:p text:style-name="P5">1</text:p>
          </table:table-cell>
          <table:table-cell table:style-name="Table1.A2" office:value-type="string">
            <text:p text:style-name="P5">P. Lagadec</text:p>
          </table:table-cell>
          <table:table-cell table:style-name="Table1.D2" office:value-type="string">
            <text:p text:style-name="P5">Initial version</text:p>
          </table:table-cell>
        </table:table-row>
        <table:table-row>
          <table:table-cell table:style-name="Table1.A2" office:value-type="string">
            <text:p text:style-name="P5">2008-03-27</text:p>
          </table:table-cell>
          <table:table-cell table:style-name="Table1.A2" office:value-type="string">
            <text:p text:style-name="P5">2</text:p>
          </table:table-cell>
          <table:table-cell table:style-name="Table1.A2" office:value-type="string">
            <text:p text:style-name="P5">P. Lagadec</text:p>
          </table:table-cell>
          <table:table-cell table:style-name="Table1.D2" office:value-type="string">
            <text:p text:style-name="P5">English translation</text:p>
          </table:table-cell>
        </table:table-row>
        <table:table-row>
          <table:table-cell table:style-name="Table1.A4" office:value-type="date" office:date-value="2009-11-02">
            <text:p text:style-name="P5">2009-11-02</text:p>
          </table:table-cell>
          <table:table-cell table:style-name="Table1.B4" office:value-type="float" office:value="3">
            <text:p text:style-name="P5">3</text:p>
          </table:table-cell>
          <table:table-cell table:style-name="Table1.A2" office:value-type="string">
            <text:p text:style-name="P5">P. Lagadec</text:p>
          </table:table-cell>
          <table:table-cell table:style-name="Table1.D2" office:value-type="string">
            <text:p text:style-name="P5">Updated for version 1.1.2, completed English translation</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5"/>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paragraph-properties fo:padding="0.049cm" fo:border="0.002cm solid #000000" style:shadow="none"/>
      <style:text-properties style:font-name="Courier New" fo:font-size="10pt" fo:language="zxx" fo:country="none"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7-11-02T18:40:57</meta:creation-date>
    <dc:date>2009-11-02T16:26:30.10</dc:date>
    <meta:editing-cycles>20</meta:editing-cycles>
    <meta:editing-duration>PT84H03M12S</meta:editing-duration>
    <dc:creator>Philippe Lagadec</dc:creator>
    <meta:document-statistic meta:table-count="2" meta:image-count="0" meta:object-count="0" meta:page-count="16" meta:paragraph-count="591" meta:word-count="4589" meta:character-count="29013"/>
    <meta:user-defined meta:name="Info 1"/>
    <meta:user-defined meta:name="Info 2"/>
    <meta:user-defined meta:name="Info 3"/>
    <meta:user-defined meta:name="Info 4"/>
  </office:meta>
</office:document-meta>
</file>